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master-page-name="Standard">
      <style:paragraph-properties fo:margin-top="0in" fo:margin-bottom="0in" loext:contextual-spacing="false" fo:line-height="200%" style:page-number="1"/>
    </style:style>
    <style:style style:name="P3" style:family="paragraph" style:parent-style-name="Standard">
      <style:paragraph-properties fo:margin-left="0in" fo:margin-right="0in" fo:margin-top="0in" fo:margin-bottom="0in" loext:contextual-spacing="false"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fin de mettre en place notre exposition virtuelle autour du café, nous nous sommes appuyées dans nos recherches sur de nombreuses ressources accessibles et hébergées sur Gallica, que ce soient des affiches, des objets ou encore des documents imprimés. Aussi, nous avons au fil de nos trouvailles enrichi notre bibliographie personnelle, mais nous avons surtout perçu l’utilité d’un tel outil pour notre public : les visiteurs de notre exposition ne seront, tout d’abord, pas tous des amateurs éclairés du café, de son histoire et de ses enjeux au XIXe siècle, mais voudront certainement en apprendre plus, même à l’issu de cette exposition. </text:p>
      <text:p text:style-name="P1">Il nous a donc semblé important de mettre à disposition du public une bibliographie autour du café, afin de lui apporter des informations complémentaires. </text:p>
      <text:p text:style-name="P1">Puisque nous avons défini notre type de public en s’attachant aux adultes présentant un intérêt pour cette denrée, la bibliographie est volontairement succincte, et ne contient pas d’ouvrages adressés aux enfants ou aux familles. De la même façon, l’objet de notre exposition étant clair (“Le café en France au XIXe siècle”), nous avons décidé de nous rapporter principalement à l’histoire du café, avec des limites spatiales et temporelles. </text:p>
      <text:p text:style-name="P1">Certains documents semblent éloignés de nos prérequis, mais ont malgré tout une importance à nos yeux : c’est le cas par exemple de ceux qui traitent de la production du café sur l'Île de la Réunion. Rappelons que l'Île Bourbon” aujourd’hui territoire d’Outre-Mer, était alors une colonie française, ce qui explique notre choix. De même, il nous a semblé pertinent de sélectionner des catalogues d’expositions sur cette thématique, même s’il s’agit du XVIIIe siècle, puisque les visiteurs auront malgré tout besoin de se replacer dans un contexte historique afin de comprendre les enjeux qui se jouent au XIXe siècle. </text:p>
      <text:p text:style-name="P1">Enfin, et après réflexion, il nous a semblé plus pertinent de se concentrer sur des documents en français afin de ne pas éparpiller nos recherches et notre propos. </text:p>
      <text:p text:style-name="P1">Bien sûr, il est inutile de rappeler que cette bibliographie propose à la fois des documents imprimés et des liens vers d’autres ressources (liens vers des sites, multimédia…). </text:p>
      <text:p text:style-name="P3"/>
      <text:p text:style-name="P3"/>
      <text:p text:style-name="P1">Nous avons décidé de faire une bibliothèque virtuelle qui porte sur le café, une denrée encore aujourd’hui largement consommée, et plus particulièrement au XIXe siècle, une période qui a vu sa production prendre une importance grandissante. </text:p>
      <text:p text:style-name="P1">Elle sera accompagnée d’une exposition présentant une dizaine d’images liée à une certaine thématique autour du café, comme des objets ou des affiches publicitaires, et qui proviennent toutes de la bibliothèque en ligne Gallica. Les limites spatiales et temporelles que nous nous sommes fixées nous permettent d’aborder un fonds moins éparpillé, et surtout plus accessible. Ainsi, chacun des documents et objets sélectionnés sera accompagné d’une explication fine afin que le visiteur puisse aborder l’exposition avec toutes les explications nécessaires sans être noyé par une montagne d’informations inutiles. Il s’agit pour nous de toucher “le grand public” et pas des scientifiques ou spécialistes du café, ce qui nécessite un subtil équilibre entre un discours pédagogique et pas infantilisant. </text:p>
      <text:p text:style-name="P1"/>
      <text:p text:style-name="P1">Aussi, nos formations passées nous permettent de mener à bien ce projet d’envergure. Trois masters de recherche donne un socle essentiel, tant pour la théorie que pour la méthodologie. De plus, nos parcours croisés entre histoire, droit, histoire de l’art, médiation culturelle et métiers du livre complètent nos lacunes personnelles et dessinent surtout des profils plus à même de s’occuper de telle ou telle mission. </text:p>
      <text:p text:style-name="P1">Enfin, notre niveau d’expériences et nos goûts personnels sont autant de points qui nous donnent des éléments de réponses et une structure pour le projet.</text:p>
      <text:p text:style-name="P1">Ce sont toutes ces compétences additionnées qui nous permettent notamment de penser à des aspects aussi importants que le type de public visé dans le cadre de cette exposition virtuelle, ou de peaufiner des détails aussi anodins que la façon de présenter une bibliographie selon des normes bien établi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641" meta:character-count="4116" meta:non-whitespace-character-count="3476"/>
    <meta:generator>LibreOfficeDev/6.0.5.2$Linux_X86_64 LibreOffice_project/</meta:generator>
  </office:meta>
</office:document-meta>
</file>